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nguages and Machines</text:p>
      <text:p text:style-name="P8">Ch 13: 1,2,3,4,7,8ab, 10, 15</text:p>
      <text:p text:style-name="P8"/>
      <text:p text:style-name="P10">1.</text:p>
      <text:p text:style-name="P9"/>
      <text:p text:style-name="P10"/>
      <text:p text:style-name="P10">2.</text:p>
      <text:p text:style-name="P9"/>
      <text:p text:style-name="P10"/>
      <text:p text:style-name="P10">3.</text:p>
      <text:p text:style-name="P10"/>
      <text:p text:style-name="P10">4.</text:p>
      <text:p text:style-name="P10"/>
      <text:p text:style-name="P10">7.</text:p>
      <text:p text:style-name="P10"/>
      <text:p text:style-name="P10">8.</text:p>
      <text:p text:style-name="P10">a.</text:p>
      <text:p text:style-name="P10"/>
      <text:p text:style-name="P10">b.</text:p>
      <text:p text:style-name="P10"/>
      <text:p text:style-name="P10">10.</text:p>
      <text:p text:style-name="P10"/>
      <text:p text:style-name="P10">15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ch. 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date>2011-04-20T23:24:07</dc:date>
    <meta:editing-cycles>1021</meta:editing-cycles>
    <meta:editing-duration>P1DT20H47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2" meta:character-count="87"/>
  </office:meta>
</office:document-meta>
</file>